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6.2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RECUENCIA CENTRAL</text:p>
          </table:table-cell>
          <table:table-cell table:number-columns-repeated="2"/>
          <table:table-cell office:value-type="string" calcext:value-type="string">
            <text:p>FRECUENCIA CENTRAL</text:p>
          </table:table-cell>
          <table:table-cell table:number-columns-repeated="2"/>
          <table:table-cell office:value-type="string" calcext:value-type="string">
            <text:p>FRECUENCIA CENTRAL</text:p>
          </table:table-cell>
          <table:table-cell/>
        </table:table-row>
        <table:table-row table:style-name="ro1">
          <table:table-cell office:value-type="string" calcext:value-type="string">
            <text:p>85MHz</text:p>
          </table:table-cell>
          <table:table-cell table:number-columns-repeated="2"/>
          <table:table-cell office:value-type="string" calcext:value-type="string">
            <text:p>100MHz</text:p>
          </table:table-cell>
          <table:table-cell table:number-columns-repeated="2"/>
          <table:table-cell office:value-type="string" calcext:value-type="string">
            <text:p>100MHz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PLITUD GENERADA</text:p>
          </table:table-cell>
          <table:table-cell office:value-type="string" calcext:value-type="string">
            <text:p>AMPLITUD OSCILOSCOPIO</text:p>
          </table:table-cell>
          <table:table-cell/>
          <table:table-cell office:value-type="string" calcext:value-type="string">
            <text:p>AMPLITUD GENERADA</text:p>
          </table:table-cell>
          <table:table-cell office:value-type="string" calcext:value-type="string">
            <text:p>AMPLITUD OSCILOSCOPIO</text:p>
          </table:table-cell>
          <table:table-cell/>
          <table:table-cell office:value-type="string" calcext:value-type="string">
            <text:p>AMPLITUD GENERADA</text:p>
          </table:table-cell>
          <table:table-cell office:value-type="string" calcext:value-type="string">
            <text:p>AMPLITUD OSCILOSCOPIO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24mV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97mV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NO SE PUEDE MEDIR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string" calcext:value-type="string">
            <text:p>61,2mV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45,6mV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NO SE PUEDE MEDIR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31,2mV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string" calcext:value-type="string">
            <text:p>24mV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string" calcext:value-type="string">
            <text:p>NO SE PUEDE MEDIR</text:p>
          </table:table-cell>
        </table:table-row>
        <table:table-row table:style-name="ro1">
          <table:table-cell office:value-type="float" office:value="0.0625" calcext:value-type="float">
            <text:p>0,0625</text:p>
          </table:table-cell>
          <table:table-cell office:value-type="string" calcext:value-type="string">
            <text:p>16,2mV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string" calcext:value-type="string">
            <text:p>12,5mV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string" calcext:value-type="string">
            <text:p>NO SE PUEDE MED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17:00:09.027669948</meta:creation-date>
    <dc:date>2023-04-19T17:08:01.848851315</dc:date>
    <meta:editing-duration>PT7M53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